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9e8" officeooo:paragraph-rsid="0007c9e8"/>
    </style:style>
    <style:style style:name="P2" style:family="paragraph" style:parent-style-name="Standard">
      <style:paragraph-properties fo:text-align="center" style:justify-single-word="false"/>
      <style:text-properties officeooo:rsid="0011bf61" officeooo:paragraph-rsid="0011bf61"/>
    </style:style>
    <style:style style:name="P3" style:family="paragraph" style:parent-style-name="Standard">
      <style:paragraph-properties fo:text-align="start" style:justify-single-word="false"/>
      <style:text-properties officeooo:rsid="0011bf61" officeooo:paragraph-rsid="0011bf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att Duberstein</text:p>
      <text:p text:style-name="P1">STAT 330</text:p>
      <text:p text:style-name="P1">Homework 1</text:p>
      <text:p text:style-name="P1">9/14/2022</text:p>
      <text:p text:style-name="P1"/>
      <text:p text:style-name="P2">Homework 1</text:p>
      <text:p text:style-name="P2"/>
      <text:p text:style-name="P3">1. A coin is tossed 3 times, and the sequence of heads and tails is recorded.</text:p>
      <text:p text:style-name="P3"><text:tab/>a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3:21:25.162860656</meta:creation-date>
    <dc:date>2022-09-16T13:26:54.754795808</dc:date>
    <meta:editing-duration>PT5M29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7" meta:word-count="26" meta:character-count="134" meta:non-whitespace-character-count="113"/>
  </office:meta>
</office:document-meta>
</file>